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45e" officeooo:paragraph-rsid="001094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p>
      <text:p text:style-name="P1"><text:s/>"सम्झनाको लहर आयो आज सरर ,</text:p>
      <text:p text:style-name="P1"><text:s text:c="2"/>सम्झना मै लाग्छ रमाइलो "</text:p>
      <text:p text:style-name="P1"/>
      <text:p text:style-name="P1">यि शब्दहरु को मोल कलेज छोडिसके पछी मैले थाहापए । मेरो एउटा सानो सपना बोकेर म छिरेको त्यो कलेज आज केबल सम्झनामा सिमित छ। बिहान उठेर टाइ-सर्ट लाएर चिटिक्क परेर कलेज गएका दिनहरुको सम्झनामै रमाइलो लाग्न थालयो। ग्लोबल कलेज , जीवन यात्राको किताबका पानाहरुको केही अंश बनी बसिरहेका छन। आज त्यो पाना पल्टाएर हेर्नु पर्दा, सम्झनामा भुलेको पत्तै नहुने रहेछ। एस.एल.सी पछीको राम्रो कलेज चुन्ने अनिश्चित्तताको अन्धकारलाई हटाउदै सुनौलो बिहानीको रूपमा आएको थियो ग्लोबल कलेज इन्टरन्यासनल। ग्लोबलको परिवार आज सम्मनी मेरो लागि ठुलो महत्व राखछ आन्खिर मेरो प्यारो परिवार न थियो त्यो । </text:p>
      <text:p text:style-name="P1"/>
      <text:p text:style-name="P1">आज ल्यापटपको अगाडि बसेर , मिठो गीतहरुको शब्दमा टोलाएर सोच्ने गर्छु त्यो सुनौलो पलहरुको बारेमा , समय बितेको नि पत्तै नहुने । नयाँ बनेश्वोर स्थित ग्लोबल कलेजको प्रबेश्द्वार बाट भित्र छिर्दा र कमलादीको त्यो ढोकाबाट रुश्मी म्याम लाई बाइ बाइ भन्दै निस्केको बिचमा मेरो जिन्दगीका धेरै अबिश्मरानीय पलहरु रहेका छन। </text:p>
      <text:p text:style-name="P1"/>
      <text:p text:style-name="P1">म धुलिखेलबाट स्कुल जीवन पार गरेको मान्छे , जब एस.एल.सी सकेर त्यो बस काठमाडौं तिर लम्कियो मैले पछाडि फर्केर सल्लाघारीको बिचमा रहेको मेरो स्कुललाई नियल्दै सोचेको थिए "एक दिन अझै बस्न पाए हुन्थ्यो"।कमलदीको ढोका अन्तिम पटक ढप्काएर त्यो सिधी झर्दा पनि "अझै एक दिन " को बिचार आयो , अनौठो लाग्यो । केवल दुई बर्षमा म यो कलेज सँग धेरै गासिन पुगेछु.</text:p>
      <text:p text:style-name="P1"/>
      <text:p text:style-name="P1">ग्लोबलको बातावरणलाई म मन्मोहक मान्छु, आज पनि जिन्दगीको गाडी चलिरहेछ तर केही भने पक्कै छुटीरहेको छ । आज बिहान उठेर कलेज जाने उत्सहा छैन, कलेज छिर्ने बित्तिकै गोरी गोरी चस्मा लाएको अनुहार , उर्मिला दिदीको मुस्कान र सुरज सरको "के छ राजा ?" भन्न्दै पछाडि थप्थपौने बानी को कमी छ । मेरो दोस्रो घरलाई मैले अल्विदा गरिसके तर सम्झना भने अझै ताजा छन। </text:p>
      <text:p text:style-name="P1"/>
      <text:p text:style-name="P1">सम्झनाको भारी नि यती बोकिएछ कलेजबाट निस्किदा , आज त्यो सम्झनाको पोको खोलेर नियाल्न खोज्यो कहिले सकिन्नन । पहिलो अङ्रेजी क्लासमा अगाडि गाएर आफुलाई चीनाएको दिन , Glozyne को सम्पादक भएर काम गरेका दिन र केमिस्ट्री क्लासहरु अझै पनि सम्झनाको क्यामरामा कैद छन । यि सब कुर भन्दा धेरै म साथीहरु लाई सम्झने गर्छु र यदी मेरो कोही साथी यो पढ्दै छन भने धन्य्वाद ग्यापन गर्न चाहन्छु , मेरो कलेज जिन्दगी सुनौलो बनाइदिएको मा । </text:p>
      <text:p text:style-name="P1"/>
      <text:p text:style-name="P1">नयाँ आउने विद्यार्थीहरु लाई एउटा सानो कुरा : म जुन दिन कलेज बुझ्नको लागि गएको थिए , म झन्डै गेटबाट फर्किएको थिए । शायद फर्किएको भए त्यो मेरो जिन्दगीको सबै भन्दा ठुलो गल्ती हुने थियो होला , तपाईंहरु यहाँ सम्म पुगिसक्नु भयो सुनौलो दिनहरु पर्खिरहेका छन ग्लोबल को सदस्य बन्नुस् र जिन्दगीको एउटा अभिस्मरणिय यात्रााको प्रारम्भ गर्नुहो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p </meta:initial-creator>
    <meta:creation-date>2016-12-10T19:56:26.539954562</meta:creation-date>
    <dc:date>2016-12-10T19:56:49.206606593</dc:date>
    <dc:creator>Samip </dc:creator>
    <meta:editing-duration>P0D</meta:editing-duration>
    <meta:editing-cycles>1</meta:editing-cycles>
    <meta:document-statistic meta:table-count="0" meta:image-count="0" meta:object-count="0" meta:page-count="1" meta:paragraph-count="9" meta:word-count="411" meta:character-count="1506" meta:non-whitespace-character-count="1093"/>
    <meta:generator>LibreOffice/4.2.8.2$Linux_X86_64 LibreOffice_project/420m0$Build-2</meta:generator>
  </office:meta>
</office:document-meta>
</file>